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10bebe" officeooo:paragraph-rsid="0010bebe"/>
    </style:style>
    <style:style style:name="P2" style:family="paragraph" style:parent-style-name="Standard" style:list-style-name="L1">
      <style:text-properties style:font-name="Nimbus Sans L" officeooo:rsid="0010bebe" officeooo:paragraph-rsid="0010bebe"/>
    </style:style>
    <style:style style:name="P3" style:family="paragraph" style:parent-style-name="Standard" style:list-style-name="L2">
      <style:text-properties style:font-name="Nimbus Sans L" officeooo:rsid="0010bebe" officeooo:paragraph-rsid="0010bebe"/>
    </style:style>
    <style:style style:name="P4" style:family="paragraph" style:parent-style-name="Standard" style:list-style-name="L1">
      <style:paragraph-properties fo:text-align="center" style:justify-single-word="false"/>
      <style:text-properties style:font-name="Nimbus Sans L" officeooo:rsid="0010bebe" officeooo:paragraph-rsid="0010bebe"/>
    </style:style>
    <style:style style:name="P5" style:family="paragraph" style:parent-style-name="Standard">
      <style:text-properties style:font-name="Nimbus Sans L" officeooo:rsid="0010bebe" officeooo:paragraph-rsid="001489d4"/>
    </style:style>
    <style:style style:name="P6" style:family="paragraph" style:parent-style-name="Standard">
      <style:text-properties style:font-name="Nimbus Sans L" officeooo:rsid="0010bebe" officeooo:paragraph-rsid="0010bebe"/>
    </style:style>
    <style:style style:name="P7" style:family="paragraph" style:parent-style-name="Standard" style:list-style-name="L2">
      <style:text-properties style:font-name="Nimbus Sans L" officeooo:rsid="0012cade" officeooo:paragraph-rsid="0012cade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Nimbus Sans L" officeooo:rsid="001489d4" officeooo:paragraph-rsid="001489d4"/>
    </style:style>
    <style:style style:name="P9" style:family="paragraph" style:parent-style-name="Standard">
      <style:text-properties style:font-name="Nimbus Sans L" fo:font-weight="bold" officeooo:rsid="0010bebe" officeooo:paragraph-rsid="0010bebe" style:font-weight-asian="bold" style:font-weight-complex="bold"/>
    </style:style>
    <style:style style:name="T1" style:family="text">
      <style:text-properties officeooo:rsid="0012cade"/>
    </style:style>
    <style:style style:name="T2" style:family="text">
      <style:text-properties officeooo:rsid="00148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89d4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489d4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82016895069803103" text:style-name="L1">
        <text:list-header>
          <text:p text:style-name="P4"><text:s/><text:span text:style-name="T6">Tutorial Aug 20 2017</text:span></text:p>
          <text:p text:style-name="P8"><text:span text:style-name="T5">Give types of:</text:span></text:p>
          <text:p text:style-name="P8"><text:span text:style-name="T5"/></text:p>
        </text:list-header>
        <text:list-item>
          <text:p text:style-name="P2">1</text:p>
        </text:list-item>
      </text:list>
      <text:list xml:id="list7951714590148717780" text:style-name="L2">
        <text:list-item>
          <text:p text:style-name="P3">‘1’</text:p>
        </text:list-item>
        <text:list-item>
          <text:p text:style-name="P3">”1”</text:p>
        </text:list-item>
        <text:list-item>
          <text:p text:style-name="P3">”1”+”1”</text:p>
        </text:list-item>
        <text:list-item>
          <text:p text:style-name="P3">”1”+[ord.’1’]</text:p>
        </text:list-item>
        <text:list-item>
          <text:p text:style-name="P3">2 :: 2</text:p>
        </text:list-item>
        <text:list-item>
          <text:p text:style-name="P3">[2] :: 2</text:p>
        </text:list-item>
        <text:list-item>
          <text:p text:style-name="P3">2 :: [2]</text:p>
        </text:list-item>
        <text:list-item>
          <text:p text:style-name="P3">[2] ++ [1]</text:p>
        </text:list-item>
        <text:list-item>
          <text:p text:style-name="P3">(++).[2]</text:p>
        </text:list-item>
        <text:list-item>
          <text:p text:style-name="P3">(++).2.[1,2]</text:p>
        </text:list-item>
        <text:list-item>
          <text:p text:style-name="P3">(++).[2].[1,2]</text:p>
        </text:list-item>
        <text:list-item>
          <text:p text:style-name="P3">ord.1</text:p>
        </text:list-item>
        <text:list-item>
          <text:p text:style-name="P7">ord</text:p>
        </text:list-item>
        <text:list-item>
          <text:p text:style-name="P3">(:: [1])</text:p>
        </text:list-item>
        <text:list-item>
          <text:p text:style-name="P3">([1] ::)</text:p>
        </text:list-item>
        <text:list-item>
          <text:p text:style-name="P3">chr.65</text:p>
        </text:list-item>
      </text:list>
      <text:p text:style-name="P1"/>
      <text:p text:style-name="P1"/>
      <text:p text:style-name="P9">Define inductively with type:-</text:p>
      <text:p text:style-name="P1"><text:s text:c="4"/></text:p>
      <text:p text:style-name="P1"><text:s text:c="6"/><text:span text:style-name="T3">filter1 </text:span><text:span text:style-name="T4">which is used as follows</text:span></text:p>
      <text:p text:style-name="P1"><text:s text:c="5"/></text:p>
      <text:p text:style-name="P5"><text:s text:c="6"/>? <text:span text:style-name="T3">filter1</text:span>.even.list1</text:p>
      <text:p text:style-name="P5"><text:s text:c="9"/></text:p>
      <text:p text:style-name="P5"><text:s text:c="8"/><text:span text:style-name="T2">And that shoul;d give same value as </text:span>[x|x&lt;-list1,even.x]</text:p>
      <text:p text:style-name="P5"><text:s text:c="6"/>? <text:span text:style-name="T3">filter</text:span>1.odd.list1</text:p>
      <text:p text:style-name="P5"/>
      <text:p text:style-name="P5"><text:s text:c="8"/><text:span text:style-name="T2">And that should give same value as </text:span>[x|x&lt;-list1,odd.x]</text:p>
      <text:p text:style-name="P1"><text:s text:c="6"/></text:p>
      <text:p text:style-name="P1"><text:s text:c="6"/><text:span text:style-name="T2">I</text:span>n general <text:span text:style-name="T2">it can be defined as </text:span></text:p>
      <text:p text:style-name="P1"><text:s text:c="6"/>filter1.p.l<text:span text:style-name="T1">ist1</text:span>=[x|x&lt;-list1; p.x]</text:p>
      <text:p text:style-name="P1"><text:s text:c="6"/><text:span text:style-name="T2">Give an inductive definition equivalent to this definition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46:17.704728653</meta:creation-date>
    <dc:date>2017-08-22T11:53:50.377934147</dc:date>
    <meta:editing-duration>PT8M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33" meta:word-count="101" meta:character-count="586" meta:non-whitespace-character-count="455"/>
  </office:meta>
</office:document-meta>
</file>